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2b42" officeooo:paragraph-rsid="00002b4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2b42" officeooo:paragraph-rsid="0013bba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27801" officeooo:paragraph-rsid="0002780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27801" officeooo:paragraph-rsid="00035bf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864333" officeooo:paragraph-rsid="00035bf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078aa9" officeooo:paragraph-rsid="00078aa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normal" officeooo:paragraph-rsid="00035bf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078aa9" officeooo:paragraph-rsid="00078aa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8aa9" officeooo:paragraph-rsid="00078aa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3bba5" officeooo:paragraph-rsid="0013bba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normal" officeooo:paragraph-rsid="0009a24b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style:text-underline-style="none" fo:font-weight="normal" officeooo:rsid="00078aa9" officeooo:paragraph-rsid="0015c51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paragraph-rsid="0009bc18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style:font-size-asian="10pt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style:text-underline-style="none" fo:font-weight="normal" style:font-size-asian="10pt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0pt" fo:font-weight="normal" officeooo:paragraph-rsid="00035bf3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0pt" fo:font-weight="normal" officeooo:paragraph-rsid="0009a24b" style:font-size-asian="10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035bf3" officeooo:paragraph-rsid="00113a5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078aa9" officeooo:paragraph-rsid="00078aa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normal" officeooo:rsid="00078aa9" officeooo:paragraph-rsid="0016e33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078aa9" officeooo:paragraph-rsid="00078aa9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Monospace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Liberation Serif" fo:font-size="10pt" style:font-size-asian="10pt"/>
    </style:style>
    <style:style style:name="T5" style:family="text">
      <style:text-properties fo:color="#000000" style:font-name="Liberation Serif" officeooo:rsid="00035bf3" style:font-size-asian="12pt"/>
    </style:style>
    <style:style style:name="T6" style:family="text">
      <style:text-properties fo:color="#000000" fo:font-size="10pt" style:font-size-asian="10pt"/>
    </style:style>
    <style:style style:name="T7" style:family="text">
      <style:text-properties fo:color="#000000" fo:font-size="10pt" fo:font-style="italic" style:font-size-asian="10pt" style:font-style-asian="italic"/>
    </style:style>
    <style:style style:name="T8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fo:font-size="10pt" style:text-underline-style="none" officeooo:rsid="00078aa9" style:font-size-asian="10pt" style:font-size-complex="10pt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style="italic" style:font-size-asian="10pt" style:font-style-asian="italic"/>
    </style:style>
    <style:style style:name="T13" style:family="text">
      <style:text-properties fo:color="#000000" fo:font-size="12pt" style:text-underline-style="none" fo:font-weight="bold" officeooo:rsid="00035bf3" style:font-size-asian="12pt" style:font-weight-asian="bold" style:font-size-complex="12pt" style:font-weight-complex="bold"/>
    </style:style>
    <style:style style:name="T14" style:family="text">
      <style:text-properties fo:color="#000000" fo:font-size="12pt" style:text-underline-style="none" fo:font-weight="bold" officeooo:rsid="0016e33b" style:font-size-asian="12pt" style:font-weight-asian="bold" style:font-size-complex="12pt" style:font-weight-complex="bold"/>
    </style:style>
    <style:style style:name="T15" style:family="text">
      <style:text-properties fo:color="#000000" fo:font-size="12pt" fo:font-weight="bold" officeooo:rsid="00035bf3" style:font-size-asian="12pt" style:font-weight-asian="bold" style:font-size-complex="12pt" style:font-weight-complex="bold"/>
    </style:style>
    <style:style style:name="T16" style:family="text">
      <style:text-properties fo:color="#22804c"/>
    </style:style>
    <style:style style:name="T17" style:family="text">
      <style:text-properties fo:color="#22804c" fo:font-size="10pt" style:text-underline-style="none" officeooo:rsid="00078aa9" style:font-size-asian="10pt" style:font-size-complex="10pt"/>
    </style:style>
    <style:style style:name="T18" style:family="text">
      <style:text-properties fo:color="#22804c" style:font-name="Monospace"/>
    </style:style>
    <style:style style:name="T19" style:family="text">
      <style:text-properties fo:color="#22804c" style:font-name="Monospace" fo:font-weight="bold" style:font-weight-asian="bold"/>
    </style:style>
    <style:style style:name="T20" style:family="text">
      <style:text-properties fo:color="#7f0055"/>
    </style:style>
    <style:style style:name="T21" style:family="text">
      <style:text-properties fo:color="#7f0055" fo:font-size="10pt" style:font-size-asian="10pt"/>
    </style:style>
    <style:style style:name="T22" style:family="text">
      <style:text-properties fo:color="#7f0055" fo:font-size="10pt" style:text-underline-style="none" officeooo:rsid="00078aa9" style:font-size-asian="10pt" style:font-size-complex="10pt"/>
    </style:style>
    <style:style style:name="T23" style:family="text">
      <style:text-properties fo:color="#7f0055" style:font-name="Monospace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7f0055" style:font-name="Monospace" fo:font-size="10pt" style:font-size-asian="10pt"/>
    </style:style>
    <style:style style:name="T26" style:family="text">
      <style:text-properties fo:color="#7f0055" style:font-name="Monospace" fo:font-weight="bold" style:font-weight-asian="bold"/>
    </style:style>
    <style:style style:name="T27" style:family="text">
      <style:text-properties fo:color="#0000c0"/>
    </style:style>
    <style:style style:name="T28" style:family="text">
      <style:text-properties fo:color="#0000c0" fo:font-size="10pt" style:font-size-asian="10pt"/>
    </style:style>
    <style:style style:name="T29" style:family="text">
      <style:text-properties fo:color="#0000c0" style:font-name="Monospace" fo:font-size="10pt" style:font-size-asian="10pt"/>
    </style:style>
    <style:style style:name="T30" style:family="text">
      <style:text-properties fo:color="#557f5f" fo:font-size="10pt" style:font-size-asian="10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121d90"/>
    </style:style>
    <style:style style:name="T3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 up <text:span text:style-name="T32">with OTP</text:span></text:p>
      <text:p text:style-name="P1"/>
      <text:p text:style-name="P3">Implementation</text:p>
      <text:p text:style-name="P3"/>
      <text:p text:style-name="P5">version : cakephp 3.5</text:p>
      <text:p text:style-name="P3"/>
      <text:p text:style-name="P2">Sign up</text:p>
      <text:p text:style-name="P2"/>
      <text:p text:style-name="P4"><text:span text:style-name="T5">Controller :</text:span><text:span text:style-name="T4"> </text:span><text:span text:style-name="T3"><text:s/></text:span></text:p>
      <text:p text:style-name="P4"/>
      <text:p text:style-name="P7"><text:span text:style-name="T2"><text:s/></text:span><text:span text:style-name="T16">public </text:span><text:span text:style-name="T20">function</text:span><text:span text:style-name="T1"> signup () {</text:span></text:p>
      <text:p text:style-name="P16"><text:s text:c="7"/></text:p>
      <text:p text:style-name="P13"><text:span text:style-name="T6"><text:s text:c="8"/>$this-&gt;viewBuilder()-&gt;setLayout(</text:span><text:span text:style-name="T28">'LayoutName'</text:span><text:span text:style-name="T6">);</text:span></text:p>
      <text:p text:style-name="P13"><text:span text:style-name="T6"><text:s text:c="8"/>$this-&gt;loadModel(</text:span><text:span text:style-name="T28">'Users'</text:span><text:span text:style-name="T6">);</text:span></text:p>
      <text:p text:style-name="P13"><text:span text:style-name="T6"><text:s text:c="8"/>$this-&gt;loadModel(</text:span><text:span text:style-name="T28">'Countries'</text:span><text:span text:style-name="T6">); <text:s/></text:span></text:p>
      <text:p text:style-name="P13"><text:span text:style-name="T6"><text:s text:c="8"/>$this-&gt;loadComponent(</text:span><text:span text:style-name="T28">'Global'</text:span><text:span text:style-name="T6">);</text:span></text:p>
      <text:p text:style-name="P13"><text:span text:style-name="T6"><text:s text:c="8"/>$user = </text:span><text:span text:style-name="T21">array</text:span><text:span text:style-name="T6">();</text:span></text:p>
      <text:p text:style-name="P13"><text:span text:style-name="T6"><text:s text:c="8"/>$customer = </text:span><text:span text:style-name="T21">array</text:span><text:span text:style-name="T6">(); <text:s/></text:span></text:p>
      <text:p text:style-name="P13"><text:span text:style-name="T6"><text:s text:c="8"/>$country_code_list = $this-&gt;</text:span><text:span text:style-name="T28">Countries</text:span><text:span text:style-name="T6">-&gt;get_countrycode_list_signup(); </text:span></text:p>
      <text:p text:style-name="P13"><text:span text:style-name="T6"><text:s text:c="8"/></text:span><text:span text:style-name="T21">if </text:span><text:span text:style-name="T6">($this-&gt;</text:span><text:span text:style-name="T28">request</text:span><text:span text:style-name="T6">-&gt;is(</text:span><text:span text:style-name="T28">'post'</text:span><text:span text:style-name="T6">)) { <text:s text:c="10"/></text:span></text:p>
      <text:p text:style-name="P14"><text:span text:style-name="T6"><text:s text:c="16"/>$user[</text:span><text:span text:style-name="T28">'first_name'</text:span><text:span text:style-name="T6">] <text:tab/>= </text:span><text:span text:style-name="T7">trim</text:span><text:span text:style-name="T6">($this-&gt;</text:span><text:span text:style-name="T28">request</text:span><text:span text:style-name="T6">-&gt;</text:span><text:span text:style-name="T28">data</text:span><text:span text:style-name="T6">[</text:span><text:span text:style-name="T28">'first_name'</text:span><text:span text:style-name="T6">]);</text:span></text:p>
      <text:p text:style-name="P14"><text:span text:style-name="T6"><text:s text:c="16"/>$user[</text:span><text:span text:style-name="T28">'last_name'</text:span><text:span text:style-name="T6">] <text:s/><text:tab/>= </text:span><text:span text:style-name="T7">trim</text:span><text:span text:style-name="T6">($this-&gt;</text:span><text:span text:style-name="T28">request</text:span><text:span text:style-name="T6">-&gt;</text:span><text:span text:style-name="T28">data</text:span><text:span text:style-name="T6">[</text:span><text:span text:style-name="T28">'last_name'</text:span><text:span text:style-name="T6">]); <text:s text:c="2"/></text:span></text:p>
      <text:p text:style-name="P14"><text:span text:style-name="T6"><text:tab/> $user[</text:span><text:span text:style-name="T28">'user_type'</text:span><text:span text:style-name="T6">] <text:s text:c="2"/><text:tab/>= </text:span><text:span text:style-name="T28">"Customer"</text:span><text:span text:style-name="T6">;</text:span></text:p>
      <text:p text:style-name="P13"><text:span text:style-name="T6"><text:s text:c="16"/>$user[</text:span><text:span text:style-name="T28">'email'</text:span><text:span text:style-name="T6">] <text:s text:c="9"/><text:tab/>= </text:span><text:span text:style-name="T7">trim</text:span><text:span text:style-name="T6">($this-&gt;</text:span><text:span text:style-name="T28">request</text:span><text:span text:style-name="T6">-&gt;</text:span><text:span text:style-name="T28">data</text:span><text:span text:style-name="T6">[</text:span><text:span text:style-name="T28">'email'</text:span><text:span text:style-name="T6">]);</text:span></text:p>
      <text:p text:style-name="P13"><text:span text:style-name="T6"><text:s text:c="16"/>$user[</text:span><text:span text:style-name="T28">'password'</text:span><text:span text:style-name="T6">] <text:s text:c="5"/><text:tab/>= </text:span><text:span text:style-name="T7">trim</text:span><text:span text:style-name="T6">($this-&gt;</text:span><text:span text:style-name="T28">request</text:span><text:span text:style-name="T6">-&gt;</text:span><text:span text:style-name="T28">data</text:span><text:span text:style-name="T6">[</text:span><text:span text:style-name="T28">'password'</text:span><text:span text:style-name="T6">]);</text:span></text:p>
      <text:p text:style-name="P13"><text:span text:style-name="T6"><text:s text:c="16"/>$user[</text:span><text:span text:style-name="T28">'country_code'</text:span><text:span text:style-name="T6">] <text:tab/>= </text:span><text:span text:style-name="T7">trim</text:span><text:span text:style-name="T6">($this-&gt;</text:span><text:span text:style-name="T28">request</text:span><text:span text:style-name="T6">-&gt;</text:span><text:span text:style-name="T28">data</text:span><text:span text:style-name="T6">[</text:span><text:span text:style-name="T28">'country_code'</text:span><text:span text:style-name="T6">]);</text:span></text:p>
      <text:p text:style-name="P13"><text:span text:style-name="T6"><text:s text:c="16"/>$user[</text:span><text:span text:style-name="T28">'mobile'</text:span><text:span text:style-name="T6">] <text:s text:c="6"/><text:tab/>= </text:span><text:span text:style-name="T7">trim</text:span><text:span text:style-name="T6">($this-&gt;</text:span><text:span text:style-name="T28">request</text:span><text:span text:style-name="T6">-&gt;</text:span><text:span text:style-name="T28">data</text:span><text:span text:style-name="T6">[</text:span><text:span text:style-name="T28">'mobile'</text:span><text:span text:style-name="T6">]);</text:span></text:p>
      <text:p text:style-name="P13"><text:span text:style-name="T6"><text:s text:c="16"/>$user[</text:span><text:span text:style-name="T28">'status'</text:span><text:span text:style-name="T6">] <text:s text:c="6"/><text:tab/>= </text:span><text:span text:style-name="T28">"A"</text:span><text:span text:style-name="T6">; <text:s text:c="2"/></text:span></text:p>
      <text:p text:style-name="P13"><text:span text:style-name="T6"><text:s text:c="16"/>$user_id = $this-&gt;</text:span><text:span text:style-name="T28">Users</text:span><text:span text:style-name="T6">-&gt;add_user($user); </text:span></text:p>
      <text:p text:style-name="P13"><text:span text:style-name="T6"><text:s text:c="16"/></text:span><text:span text:style-name="T21">if </text:span><text:span text:style-name="T6">($user_id) {</text:span></text:p>
      <text:p text:style-name="P13"><text:span text:style-name="T6"><text:s text:c="24"/></text:span><text:span text:style-name="T30">// send email</text:span></text:p>
      <text:p text:style-name="P13"><text:span text:style-name="T6"><text:s text:c="24"/>$emailFromName = $this-&gt;</text:span><text:span text:style-name="T28">request</text:span><text:span text:style-name="T6">-&gt;</text:span><text:span text:style-name="T28">data</text:span><text:span text:style-name="T6">[</text:span><text:span text:style-name="T28">'first_name'</text:span><text:span text:style-name="T6">];</text:span></text:p>
      <text:p text:style-name="P13"><text:span text:style-name="T6"><text:s text:c="24"/>$emailToName = $this-&gt;</text:span><text:span text:style-name="T28">request</text:span><text:span text:style-name="T6">-&gt;</text:span><text:span text:style-name="T28">data</text:span><text:span text:style-name="T6">[</text:span><text:span text:style-name="T28">'last_name'</text:span><text:span text:style-name="T6">];</text:span></text:p>
      <text:p text:style-name="P13"><text:span text:style-name="T6"><text:s text:c="24"/>$to = </text:span><text:span text:style-name="T7">trim</text:span><text:span text:style-name="T6">($this-&gt;</text:span><text:span text:style-name="T28">request</text:span><text:span text:style-name="T6">-&gt;</text:span><text:span text:style-name="T28">data</text:span><text:span text:style-name="T6">[</text:span><text:span text:style-name="T28">'email'</text:span><text:span text:style-name="T6">]);</text:span></text:p>
      <text:p text:style-name="P13"><text:span text:style-name="T6"><text:s text:c="24"/>$from = $this-&gt;</text:span><text:span text:style-name="T28">emailFrom</text:span><text:span text:style-name="T6">;</text:span></text:p>
      <text:p text:style-name="P13"><text:span text:style-name="T6"><text:s text:c="24"/>$subject = </text:span><text:span text:style-name="T28">'Welcome, ' </text:span><text:span text:style-name="T6">. $emailFromName . </text:span><text:span text:style-name="T28">" " </text:span><text:span text:style-name="T6">. $emailToName;</text:span></text:p>
      <text:p text:style-name="P13"><text:span text:style-name="T6"><text:s text:c="24"/>$template = </text:span><text:span text:style-name="T28">'signup_welcome'</text:span><text:span text:style-name="T6">;</text:span></text:p>
      <text:p text:style-name="P13"><text:span text:style-name="T6"><text:s text:c="24"/>$viewVars = </text:span><text:span text:style-name="T21">array</text:span><text:span text:style-name="T6">(</text:span><text:span text:style-name="T28">'first_name' </text:span><text:span text:style-name="T6">=&gt; $emailFromName, </text:span><text:span text:style-name="T28">'last_name' </text:span><text:span text:style-name="T6">=&gt; $emailToName);</text:span></text:p>
      <text:p text:style-name="P13"><text:span text:style-name="T6"><text:s text:c="24"/>$send_email = $this-&gt;</text:span><text:span text:style-name="T28">Global</text:span><text:span text:style-name="T6">-&gt;send_email($to, $from, $subject, $template, $viewVars);</text:span></text:p>
      <text:p text:style-name="P13"><text:span text:style-name="T6"><text:s text:c="24"/></text:span><text:span text:style-name="T30">// <text:s text:c="3"/></text:span></text:p>
      <text:p text:style-name="P13"><text:span text:style-name="T6"><text:s text:c="24"/>$this-&gt;</text:span><text:span text:style-name="T28">Flash</text:span><text:span text:style-name="T6">-&gt;alertSuccess(</text:span><text:span text:style-name="T7">__</text:span><text:span text:style-name="T6">(</text:span><text:span text:style-name="T28">'User successfully registered'</text:span><text:span text:style-name="T6">)); <text:s text:c="22"/></text:span></text:p>
      <text:p text:style-name="P13"><text:span text:style-name="T6"><text:s text:c="20"/>} </text:span><text:span text:style-name="T21">else </text:span><text:span text:style-name="T6">{ <text:s text:c="23"/></text:span></text:p>
      <text:p text:style-name="P13"><text:span text:style-name="T6"><text:s text:c="24"/>$this-&gt;</text:span><text:span text:style-name="T28">Flash</text:span><text:span text:style-name="T6">-&gt;alertDanger(</text:span><text:span text:style-name="T7">__</text:span><text:span text:style-name="T6">(</text:span><text:span text:style-name="T28">'Customer registration failed'</text:span><text:span text:style-name="T6">)); <text:s text:c="21"/></text:span></text:p>
      <text:p text:style-name="P16"><text:s text:c="20"/>} <text:s text:c="15"/></text:p>
      <text:p text:style-name="P16"><text:s text:c="8"/>} <text:s text:c="7"/></text:p>
      <text:p text:style-name="P13"><text:span text:style-name="T6"><text:s text:c="8"/>$this-&gt;set(</text:span><text:span text:style-name="T7">compact</text:span><text:span text:style-name="T6">(</text:span><text:span text:style-name="T28">'country_code_list'</text:span><text:span text:style-name="T6">));</text:span></text:p>
      <text:p text:style-name="P16"><text:s text:c="4"/>}</text:p>
      <text:p text:style-name="P19"/>
      <text:p text:style-name="P9"/>
      <text:p text:style-name="P9"><text:span text:style-name="T31">Model :</text:span> </text:p>
      <text:p text:style-name="P6"/>
      <text:p text:style-name="P11"><text:span text:style-name="T17">public </text:span><text:span text:style-name="T22">function</text:span><text:span text:style-name="T9"> add_user ( $user = </text:span><text:span text:style-name="T22">array</text:span><text:span text:style-name="T9">() )</text:span></text:p>
      <text:p text:style-name="P20">{</text:p>
      <text:p text:style-name="P13"><text:span text:style-name="T6"><text:s text:c="8"/>$saveUser <text:s text:c="16"/><text:tab/><text:tab/>= <text:s/></text:span><text:span text:style-name="T21">null</text:span><text:span text:style-name="T6">;</text:span></text:p>
      <text:p text:style-name="P16"><text:s text:c="8"/>$saveUser <text:s text:c="16"/><text:tab/><text:tab/>= <text:s/>$this-&gt;newEntity();</text:p>
      <text:p text:style-name="P13"><text:span text:style-name="T6"><text:s text:c="8"/>$saveUser-&gt;</text:span><text:span text:style-name="T28">user_type</text:span><text:span text:style-name="T6"> <text:s text:c="2"/><text:tab/>= <text:s/></text:span><text:span text:style-name="T7">trim</text:span><text:span text:style-name="T6">( </text:span><text:span text:style-name="T8">$user</text:span><text:span text:style-name="T6">[</text:span><text:span text:style-name="T28">'user_type'</text:span><text:span text:style-name="T6">] );</text:span></text:p>
      <text:p text:style-name="P13"><text:span text:style-name="T6"><text:s text:c="8"/></text:span><text:span text:style-name="T21">if</text:span><text:span text:style-name="T6">(</text:span><text:span text:style-name="T21">isset</text:span><text:span text:style-name="T6">(</text:span><text:span text:style-name="T8">$user</text:span><text:span text:style-name="T6">[</text:span><text:span text:style-name="T28">'first_name'</text:span><text:span text:style-name="T6">])) {</text:span></text:p>
      <text:p text:style-name="P13"><text:span text:style-name="T6"><text:s text:c="10"/>$saveUser-&gt;</text:span><text:span text:style-name="T28">first_name</text:span><text:span text:style-name="T6"> <text:s text:c="4"/><text:tab/>= <text:s/></text:span><text:span text:style-name="T7">trim</text:span><text:span text:style-name="T6">(</text:span><text:span text:style-name="T7">ucfirst</text:span><text:span text:style-name="T6">(</text:span><text:span text:style-name="T8">$user</text:span><text:span text:style-name="T6">[</text:span><text:span text:style-name="T28">'first_name'</text:span><text:span text:style-name="T6">])); </text:span></text:p>
      <text:p text:style-name="P16"><text:s text:c="9"/>}</text:p>
      <text:p text:style-name="P13"><text:span text:style-name="T6"><text:s text:c="9"/></text:span><text:span text:style-name="T21">if</text:span><text:span text:style-name="T6">(</text:span><text:span text:style-name="T21">isset</text:span><text:span text:style-name="T6">(</text:span><text:span text:style-name="T8">$user</text:span><text:span text:style-name="T6">[</text:span><text:span text:style-name="T28">'last_name'</text:span><text:span text:style-name="T6">])) {</text:span></text:p>
      <text:p text:style-name="P13"><text:soft-page-break/><text:span text:style-name="T6"><text:s text:c="13"/>$saveUser-&gt;</text:span><text:span text:style-name="T28">last_name</text:span><text:span text:style-name="T6"> <text:s text:c="4"/><text:tab/>= <text:s/></text:span><text:span text:style-name="T7">trim</text:span><text:span text:style-name="T6">(</text:span><text:span text:style-name="T7">ucfirst</text:span><text:span text:style-name="T6">(</text:span><text:span text:style-name="T8">$user</text:span><text:span text:style-name="T6">[</text:span><text:span text:style-name="T28">'last_name'</text:span><text:span text:style-name="T6">]));</text:span></text:p>
      <text:p text:style-name="P16"><text:s text:c="9"/>}</text:p>
      <text:p text:style-name="P13"><text:span text:style-name="T6"><text:s text:c="8"/>$saveUser-&gt;</text:span><text:span text:style-name="T28">email</text:span><text:span text:style-name="T6"> <text:s text:c="9"/>= <text:s/></text:span><text:span text:style-name="T7">trim</text:span><text:span text:style-name="T6">(</text:span><text:span text:style-name="T8">$user</text:span><text:span text:style-name="T6">[</text:span><text:span text:style-name="T28">'email'</text:span><text:span text:style-name="T6">]);</text:span></text:p>
      <text:p text:style-name="P13"><text:span text:style-name="T6"><text:s text:c="8"/>$saveUser-&gt;</text:span><text:span text:style-name="T28">password</text:span><text:span text:style-name="T6"> <text:s text:c="3"/>= <text:s/></text:span><text:span text:style-name="T8">$user</text:span><text:span text:style-name="T6">[</text:span><text:span text:style-name="T28">'password'</text:span><text:span text:style-name="T6">];</text:span></text:p>
      <text:p text:style-name="P13"><text:span text:style-name="T6"><text:s text:c="8"/>$saveUser-&gt;</text:span><text:span text:style-name="T28">mobile</text:span><text:span text:style-name="T6"> <text:s text:c="8"/><text:tab/>= <text:s/></text:span><text:span text:style-name="T7">trim</text:span><text:span text:style-name="T6">(</text:span><text:span text:style-name="T8">$user</text:span><text:span text:style-name="T6">[</text:span><text:span text:style-name="T28">'mobile'</text:span><text:span text:style-name="T6">]);</text:span></text:p>
      <text:p text:style-name="P13"><text:span text:style-name="T6"><text:s text:c="8"/>$saveUser-&gt;</text:span><text:span text:style-name="T28">country_code</text:span><text:span text:style-name="T6"> <text:s text:c="2"/><text:tab/>= <text:s/></text:span><text:span text:style-name="T7">trim</text:span><text:span text:style-name="T6">(</text:span><text:span text:style-name="T8">$user</text:span><text:span text:style-name="T6">[</text:span><text:span text:style-name="T28">'country_code'</text:span><text:span text:style-name="T6">]); </text:span></text:p>
      <text:p text:style-name="P13"><text:span text:style-name="T6"><text:s text:c="8"/>$saveUser-&gt;</text:span><text:span text:style-name="T28">status</text:span><text:span text:style-name="T6"> <text:s text:c="8"/><text:tab/>= <text:s/></text:span><text:span text:style-name="T7">trim</text:span><text:span text:style-name="T6">(</text:span><text:span text:style-name="T8">$user</text:span><text:span text:style-name="T6">[</text:span><text:span text:style-name="T28">'status'</text:span><text:span text:style-name="T6">]); </text:span></text:p>
      <text:p text:style-name="P13"><text:span text:style-name="T6"><text:s text:c="8"/></text:span><text:span text:style-name="T21">if </text:span><text:span text:style-name="T6">( $this-&gt;save( $saveUser ) ) {</text:span></text:p>
      <text:p text:style-name="P13"><text:span text:style-name="T6"><text:s text:c="12"/></text:span><text:span text:style-name="T21">return </text:span><text:span text:style-name="T6">$saveUser-&gt;</text:span><text:span text:style-name="T28">id</text:span><text:span text:style-name="T6">;</text:span></text:p>
      <text:p text:style-name="P13"><text:span text:style-name="T6"><text:s text:c="8"/>} </text:span><text:span text:style-name="T21">else </text:span><text:span text:style-name="T6">{</text:span></text:p>
      <text:p text:style-name="P13"><text:span text:style-name="T6"><text:s text:c="12"/></text:span><text:span text:style-name="T21">return false</text:span><text:span text:style-name="T6">;</text:span></text:p>
      <text:p text:style-name="P16"><text:s text:c="8"/>}</text:p>
      <text:p text:style-name="P16"><text:s text:c="4"/>}</text:p>
      <text:p text:style-name="P6"/>
      <text:p text:style-name="P8"><text:s text:c="2"/></text:p>
      <text:p text:style-name="P10">Send Otp</text:p>
      <text:p text:style-name="P10"/>
      <text:p text:style-name="P21">Controller :</text:p>
      <text:p text:style-name="P21"/>
      <text:p text:style-name="P8"><text:span text:style-name="T1"><text:s text:c="3"/></text:span><text:span text:style-name="T16">public </text:span><text:span text:style-name="T20">function</text:span><text:span text:style-name="T1"> sendOtp () {</text:span></text:p>
      <text:p text:style-name="P12"><text:span text:style-name="T1"><text:s text:c="8"/>$this-&gt;loadComponent(</text:span><text:span text:style-name="T27">'Global'</text:span><text:span text:style-name="T1">);</text:span></text:p>
      <text:p text:style-name="P15"><text:span text:style-name="T6"><text:s text:c="8"/></text:span><text:span text:style-name="T21">if </text:span><text:span text:style-name="T6">($this-&gt;</text:span><text:span text:style-name="T28">request</text:span><text:span text:style-name="T6">-&gt;is(</text:span><text:span text:style-name="T28">'post'</text:span><text:span text:style-name="T6">)) { <text:s text:c="10"/></text:span></text:p>
      <text:p text:style-name="P15"><text:span text:style-name="T6"><text:s text:c="16"/>$country_code <text:s/>= $this-&gt;</text:span><text:span text:style-name="T28">request</text:span><text:span text:style-name="T6">-&gt;</text:span><text:span text:style-name="T28">data</text:span><text:span text:style-name="T6">[</text:span><text:span text:style-name="T28">'country_code'</text:span><text:span text:style-name="T6">];</text:span></text:p>
      <text:p text:style-name="P15"><text:span text:style-name="T6"><text:s text:c="16"/>$mobile <text:s text:c="7"/>= $this-&gt;</text:span><text:span text:style-name="T28">request</text:span><text:span text:style-name="T6">-&gt;</text:span><text:span text:style-name="T28">data</text:span><text:span text:style-name="T6">[</text:span><text:span text:style-name="T28">'mobile'</text:span><text:span text:style-name="T6">];</text:span></text:p>
      <text:p text:style-name="P15"><text:span text:style-name="T6"><text:s text:c="16"/>$mobile_number = </text:span><text:span text:style-name="T7">trim</text:span><text:span text:style-name="T6">($country_code) . </text:span><text:span text:style-name="T7">trim</text:span><text:span text:style-name="T6">($mobile);</text:span></text:p>
      <text:p text:style-name="P15"><text:span text:style-name="T6"><text:s text:c="16"/>$otp_code <text:s text:c="5"/>= $this-&gt;</text:span><text:span text:style-name="T28">Global</text:span><text:span text:style-name="T6">-&gt;otp_code();</text:span></text:p>
      <text:p text:style-name="P15"><text:span text:style-name="T6"><text:s text:c="16"/>$msg = </text:span><text:span text:style-name="T28">"OTP for your registration is " </text:span><text:span text:style-name="T6">. </text:span><text:span text:style-name="T7">trim</text:span><text:span text:style-name="T6">($otp_code) . </text:span><text:span text:style-name="T28">"OTP is confidential. Please do not share this with anyone."</text:span><text:span text:style-name="T6">;</text:span></text:p>
      <text:p text:style-name="P15"><text:span text:style-name="T6"><text:s text:c="16"/>$send_sms = $this-&gt;</text:span><text:span text:style-name="T28">Global</text:span><text:span text:style-name="T6">-&gt;send_sms($mobile_number, $msg); <text:s text:c="15"/></text:span></text:p>
      <text:p text:style-name="P15"><text:span text:style-name="T6"><text:s text:c="16"/></text:span><text:span text:style-name="T21">if </text:span><text:span text:style-name="T6">( $send_sms[</text:span><text:span text:style-name="T28">'status'</text:span><text:span text:style-name="T6">] == </text:span><text:span text:style-name="T28">"sent" </text:span><text:span text:style-name="T6">) {</text:span></text:p>
      <text:p text:style-name="P15"><text:span text:style-name="T6"><text:s text:c="20"/>$result[</text:span><text:span text:style-name="T28">'data'</text:span><text:span text:style-name="T6">] = </text:span><text:span text:style-name="T21">array</text:span><text:span text:style-name="T6">(</text:span></text:p>
      <text:p text:style-name="P15"><text:span text:style-name="T6"><text:s text:c="24"/></text:span><text:span text:style-name="T28">'otp_code' </text:span><text:span text:style-name="T6">=&gt; $otp_code);</text:span></text:p>
      <text:p text:style-name="P15"><text:span text:style-name="T6"><text:s text:c="20"/>$result[</text:span><text:span text:style-name="T28">'message'</text:span><text:span text:style-name="T6">] = </text:span><text:span text:style-name="T28">'OTP send successfully'</text:span><text:span text:style-name="T6">;</text:span></text:p>
      <text:p text:style-name="P15"><text:span text:style-name="T6"><text:s text:c="16"/>} </text:span><text:span text:style-name="T21">else </text:span><text:span text:style-name="T6">{ <text:s text:c="18"/></text:span></text:p>
      <text:p text:style-name="P15"><text:span text:style-name="T6"><text:s text:c="20"/>$result[</text:span><text:span text:style-name="T28">'message'</text:span><text:span text:style-name="T6">] = </text:span><text:span text:style-name="T28">'OTP not send or Invalid mobile number'</text:span><text:span text:style-name="T6">;</text:span></text:p>
      <text:p text:style-name="P17"><text:s text:c="16"/>}</text:p>
      <text:p text:style-name="P17"><text:s text:c="12"/></text:p>
      <text:p text:style-name="P17"><text:s text:c="8"/>} </text:p>
      <text:p text:style-name="P15"><text:span text:style-name="T6"><text:s text:c="8"/>$this-&gt;set([</text:span><text:span text:style-name="T28">'result' </text:span><text:span text:style-name="T6">=&gt; $result]);</text:span></text:p>
      <text:p text:style-name="P15"><text:span text:style-name="T6"><text:s text:c="8"/>$this-&gt;set(</text:span><text:span text:style-name="T28">'_serialize'</text:span><text:span text:style-name="T6">, [</text:span><text:span text:style-name="T28">'result'</text:span><text:span text:style-name="T6">]);</text:span></text:p>
      <text:p text:style-name="P17"><text:s text:c="4"/>}</text:p>
      <text:p text:style-name="P6"/>
      <text:p text:style-name="P6"/>
      <text:p text:style-name="P23"><text:span text:style-name="T33"><text:s text:c="3"/></text:span><text:span text:style-name="T13">Co</text:span><text:span text:style-name="T14">mponent</text:span><text:span text:style-name="T13"> :</text:span></text:p>
      <text:p text:style-name="P23"><text:span text:style-name="T13"/></text:p>
      <text:p text:style-name="P8"><text:span text:style-name="T1"><text:s text:c="3"/></text:span><text:span text:style-name="T16">public </text:span><text:span text:style-name="T20">function</text:span><text:span text:style-name="T1"> otp_code ()</text:span></text:p>
      <text:p text:style-name="P15"><text:span text:style-name="T6"><text:s text:c="4"/>{</text:span></text:p>
      <text:p text:style-name="P15"><text:span text:style-name="T6"><text:s text:c="9"/>$password = </text:span><text:span text:style-name="T28">""</text:span><text:span text:style-name="T6">;</text:span></text:p>
      <text:p text:style-name="P15"><text:span text:style-name="T6"><text:s text:c="9"/>$charset = </text:span><text:span text:style-name="T28">"123456789"</text:span><text:span text:style-name="T6">;</text:span></text:p>
      <text:p text:style-name="P15"><text:span text:style-name="T6"><text:s text:c="9"/></text:span><text:span text:style-name="T21">for</text:span><text:span text:style-name="T6">($i = 0; $i &lt; 6; $i++)</text:span></text:p>
      <text:p text:style-name="P15"><text:span text:style-name="T6"><text:s text:c="9"/>{</text:span></text:p>
      <text:p text:style-name="P15"><text:span text:style-name="T6"><text:s text:c="13"/>$random_int = </text:span><text:span text:style-name="T7">mt_rand</text:span><text:span text:style-name="T6">();</text:span></text:p>
      <text:p text:style-name="P15"><text:span text:style-name="T6"><text:s text:c="13"/>$password .= $charset[$random_int % </text:span><text:span text:style-name="T7">strlen</text:span><text:span text:style-name="T6">($charset)];</text:span></text:p>
      <text:p text:style-name="P15"><text:span text:style-name="T6"><text:s text:c="9"/>}</text:span></text:p>
      <text:p text:style-name="P15"><text:span text:style-name="T6"><text:s text:c="9"/></text:span><text:span text:style-name="T21">return </text:span><text:span text:style-name="T6">$password;</text:span></text:p>
      <text:p text:style-name="P15"><text:span text:style-name="T6"><text:s text:c="4"/>}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29:26.293818029</meta:creation-date>
    <dc:date>2018-07-16T14:29:37.297261606</dc:date>
    <meta:editing-duration>PT2H22M45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101" meta:word-count="310" meta:character-count="4463" meta:non-whitespace-character-count="2813"/>
  </office:meta>
</office:document-meta>
</file>